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6ed08" officeooo:paragraph-rsid="0012ff57" fo:background-color="transparent"/>
    </style:style>
    <style:style style:name="P2" style:family="paragraph" style:parent-style-name="Standard">
      <style:paragraph-properties fo:line-height="150%"/>
      <style:text-properties officeooo:rsid="0014726e" officeooo:paragraph-rsid="0012ff57" fo:background-color="transparent"/>
    </style:style>
    <style:style style:name="P3" style:family="paragraph" style:parent-style-name="Standard">
      <style:paragraph-properties fo:line-height="150%"/>
      <style:text-properties officeooo:rsid="000c21f8" officeooo:paragraph-rsid="0012ff57" fo:background-color="transparent"/>
    </style:style>
    <style:style style:name="P4" style:family="paragraph" style:parent-style-name="Standard">
      <style:paragraph-properties fo:line-height="150%"/>
      <style:text-properties officeooo:rsid="001ac2dd" officeooo:paragraph-rsid="0012ff57" fo:background-color="transparent"/>
    </style:style>
    <style:style style:name="P5" style:family="paragraph" style:parent-style-name="Standard">
      <style:paragraph-properties fo:line-height="150%"/>
      <style:text-properties officeooo:rsid="0008437f" officeooo:paragraph-rsid="0012ff57" fo:background-color="transparent"/>
    </style:style>
    <style:style style:name="P6" style:family="paragraph" style:parent-style-name="Standard">
      <style:paragraph-properties fo:line-height="150%"/>
      <style:text-properties officeooo:rsid="000891f6" officeooo:paragraph-rsid="0012ff57"/>
    </style:style>
    <style:style style:name="P7" style:family="paragraph" style:parent-style-name="Standard">
      <style:paragraph-properties fo:line-height="150%"/>
      <style:text-properties officeooo:rsid="0006998d" officeooo:paragraph-rsid="0012ff57"/>
    </style:style>
    <style:style style:name="P8" style:family="paragraph" style:parent-style-name="Standard">
      <style:paragraph-properties fo:line-height="150%"/>
      <style:text-properties officeooo:rsid="003cebc1" officeooo:paragraph-rsid="0012ff57"/>
    </style:style>
    <style:style style:name="P9" style:family="paragraph" style:parent-style-name="Standard">
      <style:paragraph-properties fo:line-height="150%"/>
      <style:text-properties officeooo:rsid="000c21f8" officeooo:paragraph-rsid="0012ff57"/>
    </style:style>
    <style:style style:name="P10" style:family="paragraph" style:parent-style-name="Standard">
      <style:paragraph-properties fo:line-height="150%"/>
      <style:text-properties officeooo:rsid="0014726e" officeooo:paragraph-rsid="0012ff57"/>
    </style:style>
    <style:style style:name="P11" style:family="paragraph" style:parent-style-name="Standard">
      <style:paragraph-properties fo:line-height="150%"/>
      <style:text-properties officeooo:rsid="0016ed08" officeooo:paragraph-rsid="0012ff57"/>
    </style:style>
    <style:style style:name="P12" style:family="paragraph" style:parent-style-name="Standard">
      <style:paragraph-properties fo:line-height="150%"/>
      <style:text-properties officeooo:rsid="0044ed2e" officeooo:paragraph-rsid="0012ff57"/>
    </style:style>
    <style:style style:name="T1" style:family="text">
      <style:text-properties officeooo:rsid="001829c6"/>
    </style:style>
    <style:style style:name="T2" style:family="text">
      <style:text-properties officeooo:rsid="001ac2dd"/>
    </style:style>
    <style:style style:name="T3" style:family="text">
      <style:text-properties style:use-window-font-color="true" fo:background-color="transparent" loext:char-shading-value="0"/>
    </style:style>
    <style:style style:name="T4" style:family="text">
      <style:text-properties style:use-window-font-color="true" officeooo:rsid="0006b0ca" fo:background-color="transparent" loext:char-shading-value="0"/>
    </style:style>
    <style:style style:name="T5" style:family="text">
      <style:text-properties style:use-window-font-color="true" officeooo:rsid="002c30f2" fo:background-color="transparent" loext:char-shading-value="0"/>
    </style:style>
    <style:style style:name="T6" style:family="text">
      <style:text-properties style:use-window-font-color="true" style:text-position="sub 58%" officeooo:rsid="002c30f2" fo:background-color="transparent" loext:char-shading-value="0"/>
    </style:style>
    <style:style style:name="T7" style:family="text">
      <style:text-properties officeooo:rsid="003cebc1"/>
    </style:style>
    <style:style style:name="T8" style:family="text">
      <style:text-properties officeooo:rsid="0044ed2e"/>
    </style:style>
    <style:style style:name="T9" style:family="text">
      <style:text-properties officeooo:rsid="001c54ae"/>
    </style:style>
    <style:style style:name="T10" style:family="text">
      <style:text-properties officeooo:rsid="0016ed08"/>
    </style:style>
    <style:style style:name="T11" style:family="text">
      <style:text-properties fo:background-color="#ffffff" loext:char-shading-value="0"/>
    </style:style>
    <style:style style:name="T12" style:family="text">
      <style:text-properties officeooo:rsid="0016ed08" fo:background-color="#ffffff" loext:char-shading-value="0"/>
    </style:style>
    <style:style style:name="T13" style:family="text">
      <style:text-properties officeooo:rsid="003cebc1" fo:background-color="#ffffff" loext:char-shading-value="0"/>
    </style:style>
    <style:style style:name="T14" style:family="text">
      <style:text-properties officeooo:rsid="0032de3f"/>
    </style:style>
    <style:style style:name="T15" style:family="text">
      <style:text-properties officeooo:rsid="0006998d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32de3f"/>
    </style:style>
    <style:style style:name="T18" style:family="text">
      <style:text-properties style:text-position="sub 58%" officeooo:rsid="0046e3ec"/>
    </style:style>
    <style:style style:name="T19" style:family="text">
      <style:text-properties style:text-position="sub 58%" officeooo:rsid="00483cba"/>
    </style:style>
    <style:style style:name="T20" style:family="text">
      <style:text-properties style:text-position="sub 58%" officeooo:rsid="0016ed08"/>
    </style:style>
    <style:style style:name="T21" style:family="text">
      <style:text-properties style:text-position="sub 58%" officeooo:rsid="000c21f8"/>
    </style:style>
    <style:style style:name="T22" style:family="text">
      <style:text-properties style:text-position="sub 58%" officeooo:rsid="004bc2c0"/>
    </style:style>
    <style:style style:name="T23" style:family="text">
      <style:text-properties officeooo:rsid="0046e3ec"/>
    </style:style>
    <style:style style:name="T24" style:family="text">
      <style:text-properties officeooo:rsid="00483cba"/>
    </style:style>
    <style:style style:name="T25" style:family="text">
      <style:text-properties officeooo:rsid="0048e86d"/>
    </style:style>
    <style:style style:name="T26" style:family="text">
      <style:text-properties officeooo:rsid="000c21f8"/>
    </style:style>
    <style:style style:name="T27" style:family="text">
      <style:text-properties officeooo:rsid="004bc2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Tupelkalkül:</text:p>
      <text:p text:style-name="P6"/>
      <text:p text:style-name="P6">%<text:span text:style-name="T2">Anfrage 1</text:span></text:p>
      <text:p text:style-name="P7">%Gesucht sind alle bereits erfolgten Überweisungen für die Fahrt nach Dresden(Fahrtnr=201702).</text:p>
      <text:p text:style-name="P7"><text:span text:style-name="T4">%Relationenalgebra: </text:span><text:span text:style-name="T3">σ</text:span><text:span text:style-name="T6">fahrtnr=201702</text:span><text:span text:style-name="T5">(Überwiesen)</text:span></text:p>
      <text:p text:style-name="P7">%<text:span text:style-name="T7">TRC: {x|(Überwiesen(x) ∧ x[fahrtnr]=201702)}</text:span></text:p>
      <text:p text:style-name="P7">%<text:span text:style-name="T7">TRC in DES:</text:span></text:p>
      <text:p text:style-name="P8">t1 := {X|(Überwiesen(X) <text:span text:style-name="T8">and</text:span> X[fahrtnr]=201702)};</text:p>
      <text:p text:style-name="P7"/>
      <text:p text:style-name="P1">%<text:span text:style-name="T9">Anfrage 2</text:span></text:p>
      <text:p text:style-name="P2"><text:span text:style-name="T10">%Gesucht sind alle Teilnehmer der Fahrt nach Orlando (fahrtnr=2017</text:span><text:span text:style-name="T12">01)</text:span></text:p>
      <text:p text:style-name="P2">%<text:span text:style-name="T10">TRC:{x|Fährtmit(x) ∧ x[fahrtnr]= 2017</text:span><text:span text:style-name="T12">01</text:span><text:span text:style-name="T10">}</text:span></text:p>
      <text:p text:style-name="P1">%TRC in DES:</text:p>
      <text:p text:style-name="P1"><text:span text:style-name="T1">t2</text:span> := <text:span text:style-name="T1">{X | Fährtmit(X) and X.fahrtnr= </text:span>2017<text:span text:style-name="T11">0</text:span><text:span text:style-name="T13">1</text:span><text:span text:style-name="T7">};</text:span></text:p>
      <text:p text:style-name="P1"/>
      <text:p text:style-name="P6">%<text:span text:style-name="T7">Anfrage 3</text:span></text:p>
      <text:p text:style-name="P7">%Gesucht sind alle Unternehmungen <text:span text:style-name="T14">(Titel, Kosten, Datum, Uhrzeit und Fahrtnummer) </text:span>auf der Fahrt nach London (Fahrtnummer: 201703).</text:p>
      <text:p text:style-name="P9">%Relationenalgebra: <text:s/><text:span text:style-name="T15">π</text:span><text:span text:style-name="T16">titel,</text:span><text:span text:style-name="T17">kosten,udatum,uhrzeit,</text:span><text:span text:style-name="T18">fahrtnr</text:span>(<text:span text:style-name="T15">σ</text:span><text:span text:style-name="T16">fahrtnr=201703</text:span>(Unternehmung))</text:p>
      <text:p text:style-name="P10">%<text:span text:style-name="T10">TRC: {x|(Unternehmung(x) ∧ x[fahrtnr]=201703)}</text:span></text:p>
      <text:p text:style-name="P11">%TRC in DES:</text:p>
      <text:p text:style-name="P12">t3 := {X.<text:span text:style-name="T23">titel,X.kosten,X.udatum,X.uhrzeit,X.fahrtnr</text:span>|(Unternehmung(<text:span text:style-name="T23">X</text:span>) and<text:span text:style-name="T10"> X.fahrtnr.=201703)};</text:span></text:p>
      <text:p text:style-name="P1"/>
      <text:p text:style-name="P1">%<text:span text:style-name="T9">Anfrage 4</text:span></text:p>
      <text:p text:style-name="P1">%<text:span text:style-name="T24">Welche Unternehmungen der Fahrt nach Dresden (Fahrtnr=201702) sind teuerer als 150€?</text:span></text:p>
      <text:p text:style-name="P3">%Relationenalgebra: <text:s/><text:span text:style-name="T15">σ</text:span><text:span text:style-name="T16">fahrtnr=20170</text:span><text:span text:style-name="T19">2</text:span><text:span text:style-name="T20">∧</text:span><text:span text:style-name="T19">kosten&gt;150.00</text:span>(Unternehmung)</text:p>
      <text:p text:style-name="P2">%<text:span text:style-name="T10">TRC:{x|Unternehmung(x) ∧ x[fahrtnr]=201702 ∧ x[kosten]&gt;150.00}</text:span></text:p>
      <text:p text:style-name="P1">%TRC in DES:</text:p>
      <text:p text:style-name="P1"><text:span text:style-name="T1">t4</text:span> := <text:span text:style-name="T1">{X|Unternehmung(X) and X.fahrtnr=201702 and X.kosten&gt;150.00};</text:span></text:p>
      <text:p text:style-name="P1"/>
      <text:p text:style-name="P1">%<text:span text:style-name="T2">Anfrage 5</text:span></text:p>
      <text:p text:style-name="P4">%<text:span text:style-name="T25">Gesucht sind alle bar bezahlten Unternehmungen.</text:span></text:p>
      <text:p text:style-name="P5"><text:span text:style-name="T26">%Relationenalgebra: σ</text:span><text:span text:style-name="T21">bar</text:span><text:span text:style-name="T16">=‘</text:span><text:span text:style-name="T22">True</text:span><text:span text:style-name="T16">‘</text:span>(<text:span text:style-name="T27">Bezahlt</text:span>)</text:p>
      <text:p text:style-name="P2">%<text:span text:style-name="T10">TRC:{x|(Bezahlt(x) ∧ x[bar]=‘True‘)}</text:span></text:p>
      <text:p text:style-name="P2"><text:span text:style-name="T10">%TRC in DES:</text:span></text:p>
      <text:p text:style-name="P1"><text:soft-page-break/><text:span text:style-name="T1">t5</text:span> := <text:span text:style-name="T1">{X|Bezahlt(X) and X.bar=‘True‘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1:04:04.246000000</meta:creation-date>
    <dc:date>2017-06-27T11:05:13.970000000</dc:date>
    <meta:editing-duration>PT1M10S</meta:editing-duration>
    <meta:editing-cycles>1</meta:editing-cycles>
    <meta:document-statistic meta:table-count="0" meta:image-count="0" meta:object-count="0" meta:page-count="2" meta:paragraph-count="30" meta:word-count="138" meta:character-count="1314" meta:non-whitespace-character-count="1204"/>
    <meta:generator>LibreOffice/5.1.6.2$Windows_x86 LibreOffice_project/07ac168c60a517dba0f0d7bc7540f5afa45f0909</meta:generator>
  </office:meta>
</office:document-meta>
</file>